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9.225cm" fo:margin-left="-0.572cm" fo:margin-right="-1.064cm" style:page-number="0" table:align="margins" style:writing-mode="lr-tb"/>
    </style:style>
    <style:style style:name="Table1.A" style:family="table-column">
      <style:table-column-properties style:column-width="2.78cm" style:rel-column-width="9474*"/>
    </style:style>
    <style:style style:name="Table1.B" style:family="table-column">
      <style:table-column-properties style:column-width="2.196cm" style:rel-column-width="7489*"/>
    </style:style>
    <style:style style:name="Table1.D" style:family="table-column">
      <style:table-column-properties style:column-width="2.251cm" style:rel-column-width="7670*"/>
    </style:style>
    <style:style style:name="Table1.E" style:family="table-column">
      <style:table-column-properties style:column-width="2.145cm" style:rel-column-width="7309*"/>
    </style:style>
    <style:style style:name="Table1.G" style:family="table-column">
      <style:table-column-properties style:column-width="2.039cm" style:rel-column-width="6948*"/>
    </style:style>
    <style:style style:name="Table1.H" style:family="table-column">
      <style:table-column-properties style:column-width="3.422cm" style:rel-column-width="116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H2.1.1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" style:family="paragraph" style:parent-style-name="Standard">
      <style:text-properties style:font-name="The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>
          <table:table-cell table:style-name="Table1.A1" office:value-type="string">
            <text:p text:style-name="P1"><text:s text:c="208"/>MÓDULO</text:p>
          </table:table-cell>
          <table:table-cell table:style-name="Table1.A1" office:value-type="string">
            <text:p text:style-name="P1">LUNES</text:p>
          </table:table-cell>
          <table:table-cell table:style-name="Table1.A1" office:value-type="string">
            <text:p text:style-name="P1">MARTES</text:p>
          </table:table-cell>
          <table:table-cell table:style-name="Table1.A1" office:value-type="string">
            <text:p text:style-name="P1">MIÉRCOLES</text:p>
          </table:table-cell>
          <table:table-cell table:style-name="Table1.A1" office:value-type="string">
            <text:p text:style-name="P1">JUEVES</text:p>
          </table:table-cell>
          <table:table-cell table:style-name="Table1.A1" office:value-type="string">
            <text:p text:style-name="P1">VIERNES</text:p>
          </table:table-cell>
          <table:table-cell table:style-name="Table1.A1" office:value-type="string">
            <text:p text:style-name="P1">SÁBADO</text:p>
          </table:table-cell>
          <table:table-cell table:style-name="Table1.H1" office:value-type="string">
            <text:p text:style-name="P1">DOMINGO</text:p>
          </table:table-cell>
        </table:table-row>
        <table:table-row>
          <table:table-cell table:style-name="Table1.A2" office:value-type="string">
            <text:p text:style-name="P1"/>
            <text:p text:style-name="P1">1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2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  <text:p text:style-name="P1">Deportes Telesur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  <text:p text:style-name="P1">Deportes Telesur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Informativos</text:p>
                  <text:p text:style-name="P1">Deportes Telesur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Informativos</text:p>
                  <text:p text:style-name="P1">Deportes Telesur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  <text:p text:style-name="P1">Deportes Telesur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Informativos</text:p>
                  <text:p text:style-name="P1"/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>Informativos</text:p>
                  <text:p text:style-name="P1"/>
                  <text:p text:style-name="P1"/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3</text:p>
            <text:p text:style-name="P1"/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4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5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Topico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Editor madrugad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/>
                  <text:p text:style-name="P1">Topicos</text:p>
                </table:table-cell>
              </table:table-row>
              <table:table-row>
                <table:table-cell table:style-name="Table1.H2.1.1" office:value-type="string">
                  <text:p text:style-name="P1"/>
                  <text:p text:style-name="P1">Topicos</text:p>
                </table:table-cell>
              </table:table-row>
              <table:table-row>
                <table:table-cell table:style-name="Table1.H2.1.1" office:value-type="string">
                  <text:p text:style-name="P1">Informativos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6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/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/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/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/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/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Informativo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/>
                  <text:p text:style-name="P1">Editor <text:s/>dia libre</text:p>
                </table:table-cell>
              </table:table-row>
              <table:table-row>
                <table:table-cell table:style-name="Table1.H2.1.1" office:value-type="string">
                  <text:p text:style-name="P1"/>
                  <text:p text:style-name="P1">Editor <text:s/>dia libre</text:p>
                </table:table-cell>
              </table:table-row>
              <table:table-row>
                <table:table-cell table:style-name="Table1.H2.1.1" office:value-type="string">
                  <text:p text:style-name="P1">Sin editor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  <text:p text:style-name="P1">7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Resumen y 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Resumen y 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>Resumen y 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Resumen y Agenda del Sur</text:p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</table:table-cell>
              </table:table-row>
              <table:table-row>
                <table:table-cell table:style-name="Table1.A2" office:value-type="string">
                  <text:p text:style-name="P1">Agenda del Su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/>
                  <text:p text:style-name="P1">Resumen y Agenda del Sur</text:p>
                </table:table-cell>
              </table:table-row>
              <table:table-row>
                <table:table-cell table:style-name="Table1.A2" office:value-type="string">
                  <text:p text:style-name="P1"/>
                  <text:p text:style-name="P1">Agenda del Sur</text:p>
                </table:table-cell>
              </table:table-row>
              <table:table-row>
                <table:table-cell table:style-name="Table1.A2" office:value-type="string">
                  <text:p text:style-name="P1"/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/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Editor <text:s/>dia libre</text:p>
                  <text:p text:style-name="P1"/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/>
                  <text:p text:style-name="P1"/>
                  <text:p text:style-name="P1">Agenda del Sur</text:p>
                </table:table-cell>
              </table:table-row>
              <table:table-row>
                <table:table-cell table:style-name="Table1.H2.1.1" office:value-type="string">
                  <text:p text:style-name="P1"/>
                  <text:p text:style-name="P1">Agenda del Sur</text:p>
                  <text:p text:style-name="P1"/>
                  <text:p text:style-name="P1"/>
                </table:table-cell>
              </table:table-row>
              <table:table-row>
                <table:table-cell table:style-name="Table1.H2.1.1" office:value-type="string">
                  <text:p text:style-name="P1">Agenda del Sur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1"/>
            <text:p text:style-name="P1">8</text:p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Deportes Micros Especiales</text:p>
                </table:table-cell>
              </table:table-row>
              <table:table-row>
                <table:table-cell table:style-name="Table1.A2" office:value-type="string">
                  <text:p text:style-name="P1">Deportes Micros Especiales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>Deportes Micros Especiales</text:p>
                </table:table-cell>
              </table:table-row>
              <table:table-row>
                <table:table-cell table:style-name="Table1.A2" office:value-type="string">
                  <text:p text:style-name="P1"/>
                  <text:p text:style-name="P1">Realidade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>
                <table:table-cell table:style-name="Table1.A2" office:value-type="string">
                  <text:p text:style-name="P1"/>
                  <text:p text:style-name="P1">Realidade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/>
                  <text:p text:style-name="P1">Realidade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E"/>
              <table:table-row>
                <table:table-cell table:style-name="Table1.A2" office:value-type="string">
                  <text:p text:style-name="P1">Deportes Micros Especiales</text:p>
                </table:table-cell>
              </table:table-row>
              <table:table-row>
                <table:table-cell table:style-name="Table1.A2" office:value-type="string">
                  <text:p text:style-name="P1"/>
                  <text:p text:style-name="P1">Sintesi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>
                <table:table-cell table:style-name="Table1.A2" office:value-type="string">
                  <text:p text:style-name="P1"/>
                  <text:p text:style-name="P1">Sintesi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/>
                  <text:p text:style-name="P1">Sintesis</text:p>
                  <text:p text:style-name="P1"/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G"/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Editor <text:s/>dia libre</text:p>
                </table:table-cell>
              </table:table-row>
              <table:table-row>
                <table:table-cell table:style-name="Table1.A2" office:value-type="string">
                  <text:p text:style-name="P1">Sin editor</text:p>
                </table:table-cell>
              </table:table-row>
            </table:table>
          </table:table-cell>
          <table:table-cell>
            <table:table table:is-sub-table="true">
              <table:table-column table:style-name="Table1.H"/>
              <table:table-row>
                <table:table-cell table:style-name="Table1.H2.1.1" office:value-type="string">
                  <text:p text:style-name="P1">Editor <text:s/>dia libre</text:p>
                </table:table-cell>
              </table:table-row>
              <table:table-row>
                <table:table-cell table:style-name="Table1.H2.1.1" office:value-type="string">
                  <text:p text:style-name="P1">Editor <text:s/>dia libre</text:p>
                </table:table-cell>
              </table:table-row>
              <table:table-row>
                <table:table-cell table:style-name="Table1.H2.1.1" office:value-type="string">
                  <text:p text:style-name="P1">Sin editor</text:p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V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                                   Orden de Salida No:</dc:title>
    <meta:initial-creator>yosvenky</meta:initial-creator>
    <meta:creation-date>2005-11-09T15:07:00</meta:creation-date>
    <dc:date>2007-04-13T14:54:54</dc:date>
    <meta:print-date>2007-04-13T11:32:37</meta:print-date>
    <dc:language>es-VE</dc:language>
    <meta:editing-cycles>11</meta:editing-cycles>
    <meta:editing-duration>PT1H24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8" meta:word-count="305" meta:character-count="2551"/>
  </office:meta>
</office:document-meta>
</file>